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0 01:07   |   <text:a xlink:type="simple" xlink:href="http://palinfo.habago.org/Entry?Command=Information_PrintForum&amp;iPage=8&amp;sType=FORUM#FORUM37530"><text:span text:style-name="T2">#</text:span></text:a></text:p>
      <text:p text:style-name="P2">卡韓政變<text:span text:style-name="T3"><text:s/>(75)</text:span>：林北就是要當總統<text:span text:style-name="T3"> <text:line-break/><text:line-break/></text:span>陳真<text:span text:style-name="T3"><text:s/>2019. 06. 10. <text:line-break/><text:line-break/><text:line-break/></text:span>郭台銘說，他的政見也是發大財，還說是韓國瑜抄他的。郭說：「我看到韓市長喊拼經濟的口號、發財外交，好像都在抄我的，你們不覺得嗎？」還說自己「拚經濟這些都是我過去一直在講的，那表示韓市長認同我拼經濟是對的。」<text:span text:style-name="T3"> <text:line-break/><text:line-break/></text:span>韓國瑜造勢成功，郭就說：「拚造勢或拚經濟，哪個好？大家眼睛是雪亮的。」韓國瑜說要粉身碎骨擔當重任，郭就說：「我會加上一句死而後已」。我是建議可以加上比方說「永不超生」，豈不是更有霸氣？<text:span text:style-name="T3"> <text:line-break/><text:line-break/></text:span>不知道大家看了郭董這些談話，感覺如何？很幼稚對吧。人家韓國瑜講一句，他就像跟屁蟲似地酸一句。這當然是他的自由，問題是：他到底是有沒有什麼重要的話要說啊？看起來根本沒有。<text:span text:style-name="T3"> <text:line-break/><text:line-break/></text:span>從一個人的種種言行，其實很明顯就能看出該人的水平及真實感情，那是無法偽裝的。郭董之所以想當總統的原因，依我看，就是想當總統。沒有第二個原因了。<text:span text:style-name="T3"> <text:line-break/><text:line-break/></text:span>直到現在，除了說要<text:span text:style-name="T3"><text:s/>"</text:span>讓年輕人工作三年就能買房<text:span text:style-name="T3">" </text:span>的鬼話<text:span text:style-name="T3"><text:s/>"</text:span>政見<text:span text:style-name="T3">" </text:span>之外，我都還不知道到底郭董對於自己想當總統究竟是有著什麼抱負或想法？事實上，連他自己也不知道。依他的<text:span text:style-name="T3"><text:s/>"</text:span>霸氣<text:span text:style-name="T3">" </text:span>性格<text:span text:style-name="T3"><text:s/>(</text:span>或者正確地說是<text:span text:style-name="T3"><text:s/>"</text:span>有錢就是任性<text:span text:style-name="T3">")</text:span>，他也不屑需要有什麼想法，反正就是林北要當總統。<text:span text:style-name="T3"> <text:line-break/><text:line-break/></text:span>至於當總統究竟是要幹啥，我完全感受不到他的任何心意與熱情，只能感受到他超想當總統，不擇手段就是要當總統。簡單一句話就是：<text:span text:style-name="T3">"</text:span>有錢就能任性<text:span text:style-name="T3">"</text:span>。那些在郭董手下討生活的各方菁英，除了看在錢的份上，把自己當成小李子伺候老佛爺之外，還能怎麼樣？<text:span text:style-name="T3"> <text:line-break/><text:line-break/></text:span>郭董一下蹲地上幫人綁鞋帶，一下故意睡地板，一下又舔盤子，低能花樣百出，說是要<text:span text:style-name="T3"><text:s/>"</text:span>接地氣<text:span text:style-name="T3">"</text:span>，想拉近與一般人的距離。可是，一個人的真實感情和氣質其實是再怎麼裝也裝不來的，那就好像高中畢業之後的我，一直到現在，就算穿上金縷衣，也不會有人覺得我貴氣；我就算故意擺出架子，全身上下的卑微氣質恐怕也依舊揮之不去。<text:span text:style-name="T3"> <text:line-break/><text:line-break/></text:span>反之，當我念高中時，因為滿屋子錢，完全是另一種氣場。我經常一下課就穿著內衣，夾著拖鞋，一個人就這樣走進台北市的任何一間五星級飯店用餐；即便再豪華的場面，我也一點感覺都沒有。我隨便點一盤菜，恐怕都足以支付一般學生一個月的房租。我當時租的套房是一般學生房租的大約<text:span text:style-name="T3">20</text:span>幾倍。也就是說，我租一個月的房租，一般學生可以租上兩年。我還每周搭飛機往返台南與台北，就像搭公車一樣自然。<text:span text:style-name="T3"> <text:line-break/><text:line-break/></text:span>在我念高一時，還曾經叫航空公司的經理出來，問他說，<text:span text:style-name="T3">"</text:span>我能不能直接買一本月票？不然經常買機票真是很麻煩<text:span text:style-name="T3">"</text:span>。我的種種<text:span text:style-name="T3"><text:s/>"</text:span>霸氣<text:span text:style-name="T3">" </text:span>舉動，往往引起旁人驚嘆。連空姐看到我的<text:span text:style-name="T3"><text:s/>"</text:span>蒞臨<text:span text:style-name="T3">"</text:span>，都得奉為上賓接待。為什麼我這麼<text:span text:style-name="T3"><text:s/>"</text:span>霸氣<text:span text:style-name="T3">" </text:span>呢？因為有錢就是任性。感謝上帝把我從雲端打回基層，讓我飽嘗一般人不可能理解的極端貧窮長達十幾年，讓我從學姊口中的<text:span text:style-name="T3"><text:s/>"</text:span>公子哥兒<text:span text:style-name="T3">" </text:span>氣質恢復得像個<text:span text:style-name="T3"><text:s/>"</text:span>人<text:span text:style-name="T3">"</text:span>。<text:span text:style-name="T3"> <text:line-break/><text:line-break/></text:span>我是想說，郭董別再把大家當白癡了，何必演那些什麼接地氣的無聊戲呢？重點應該是：你究竟是因為什麼原因而想選總統？總不能說是因為韓國瑜打出一片藍天，情勢一片大好，想來收割、嚐嚐當總統的霸氣滋味吧。<text:span text:style-name="T3"> <text:line-break/><text:line-break/></text:span>想投票給誰雖然是一種自由，但我總是很納悶究竟是什麼樣的一些人，才會投票給這樣那樣的人？他們有花一秒鐘思索過嗎？他們究竟是看上了對方的哪一點？真難想像，怎麼會有人會覺得像郭董這樣一個方方面面都極端不可靠的人值得託付大權讓他再更加<text:span text:style-name="T3"><text:s/>"</text:span>霸氣<text:span text:style-name="T3">" </text:span>一些。他如果連自己的一家公司都能搞得污名在外，怎麼可能適當處理一整個台灣的無數事務？<text:span text:style-name="T3"> <text:line-break/><text:line-break/></text:span>郭董說他也是要發大財，問題是<text:span text:style-name="T3"><text:s/>"</text:span>誰<text:span text:style-name="T3">" </text:span>發大財？我百分之百相信郭董當總統之後，他以及他的一大票小李子們一定發大財，但我不相信台灣兩千三百萬人會發大財。我更相信，一般基層不但不會發大財，而且會比以往更窮。<text:span text:style-name="T3"> <text:line-break/><text:line-break/></text:span>道理很簡單，其中一個原因就是你既然反對一中，既然主張台獨，主張兩國論，你覺得兩岸還有可能經濟往來嗎？<text:span text:style-name="T3"> <text:line-break/><text:line-break/></text:span>事實上，郭董根本不具有一絲絲有關社會安全與福利的任何想法，基本上他是完完全全非常看不起那些東西的。從他長年以來的發言，你很清楚可以觀察到，他所信奉的社會發展藍圖是<text:span text:style-name="T3"><text:s/>"</text:span>弱肉強食<text:span text:style-name="T3">" </text:span>那一套，因此，貧者將越貧，而富者也將越富。<text:span text:style-name="T3"> <text:line-break/><text:line-break/></text:span>可是，台灣還要繼續往這個方向走嗎？有錢人撈得還不夠嗎？一般人低薪、凍薪甚至薪資倒退<text:span text:style-name="T3">20</text:span>年了，但你知道嗎？所有台灣有錢人的財富卻依舊不斷累積、暴增。旁的不說，你就看人渣黨那些人如何吃香喝辣雞犬昇天就能明白。陳水扁當權時，每三、五天就喊一次<text:span text:style-name="T3"><text:s/>"</text:span>拼經濟<text:span text:style-name="T3">"</text:span>，問題是拼<text:span text:style-name="T3"><text:s/>"</text:span>誰<text:span text:style-name="T3">" </text:span>的經濟？扁家經濟確實暴增千倍、萬倍，但是一般人卻生活得更加拮据與痛苦，乃至絕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